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7.16 02:44   |   <text:a xlink:type="simple" xlink:href="http://palinfo.habago.org/Entry?Command=Information_PrintForum&amp;iPage=1#FORUM37668"><text:span text:style-name="T1">#</text:span></text:a></text:p>
      <text:p text:style-name="P2">卡韓政變 (118)：病識感與溝通困境 <text:line-break/><text:line-break/>陳真 2019. 07. 16. <text:line-break/><text:line-break/><text:line-break/>病人見到醫生往往是盡量訴說症狀與不適，但有一種病人卻例外，那就是精神科；大多數精神病人是沒有病識感的，你說他有病，開藥給他吃，他說醫生你才有病，要吃你自己吃。 <text:line-break/><text:line-break/>我發現有些東西是單行道，例如感情，例如某種 "視覺" 與 "溝通"。很多時候，感情是單向的，一方熱情澎湃，鞠躬盡瘁，至死不渝，另一方卻是只進不出。視覺也一樣，聰慧者 "看" 得見平庸者與腦殘，但後者卻看不見前者。 <text:line-break/><text:line-break/>溝通也一樣，有溝沒有通是一種常態，因為有一方缺乏接收某種訊息的頻率，他不可能聽得見你在講什麼。就比方說，我想跟一隻猴子談談中美貿易大戰，估計是找不到溝通語彙與溝通管道的。反之卻不然，對方不用開口，你往往就知道他在想什麼以及將會說什麼了。不信你去街上隨便找個年輕人，問問他對於韓國瑜有什麼看法，答案一定就是那幾句："很混"、"不認真"、"草包"、"沒把高雄市長職位做滿"。 <text:line-break/><text:line-break/>我常對這樣一種單行道現象感到很驚奇，同時也很無奈，因為它往往不可改變，也無從應對。許多時候，面對這種狀況，我就怕了，因為你根本找不到足以溝通的辭彙；一時之間，感覺自己就像個怪物那樣，瞬間就被一大團誤解與扭曲所包圍而無法掙脫。 <text:line-break/><text:line-break/>我同時也常對缺乏病識感 (或說自知之明) 感到很震驚，很難想像一個人為何會笨到居然連自己知道什麼、不知道什麼都不知道。 <text:line-break/><text:line-break/>說這樣一些腦殘是鸚鵡，基本上是侮辱了鸚鵡，因為鸚鵡不具侵略性，牠不會傻到以為自己真的懂得自己在說什麼，牠只是依樣畫葫蘆學著發出聲音，如此而已，並無積極表態成份，更不用說嗆聲了。可是，腦殘者卻往往很喜歡嗆聲。嗆聲很好，問題是你嗆得對不對。 <text:line-break/><text:line-break/>報紙最喜歡報導韓國瑜又被哪個學生或哪個年輕人嗆聲，每天無數的這類報導，以營造一種 "韓國瑜很爛" 的流行氛圍，使得腦殘們以嗆韓為酷炫。嗆來嗆去，都是嗆一些完全與基本事實背道而馳的東西，例如嗆他很蠢很低能、很混很偷懶等等。 <text:line-break/><text:line-break/>今天韓國瑜請假北上，參加初選記者會。可是，你看，各媒體今天又大張旗鼓報導一個年輕人在高鐵站正氣凜然地當面對著韓國瑜嗆聲說："今天是周一上班日，為什麼你不在高雄上班？" <text:line-break/><text:line-break/>你看，有夠腦殘吧。我們應該發明一個比腦殘還腦殘的辭彙來形容這樣一種不可思議的智能表現。這樣一種嗆聲就好像有人在比方說波士頓車站遇到川普，卻正氣凜然地罵他說："今天是周一上班日，為什麼你不在華盛頓上班？" <text:line-break/><text:line-break/>大家懂我的意思吧？很不可思議吧？是不是很低能？某一天有沒有留在哪個城市上班，怎麼會變成一種滔天大罪般的罪名呢？我們就算再怎麼不屑蔡英文，也不至於蠢到對她嗆聲說："今天是周一上班日，為什麼你不在台北上班？" 那就好像嗆她說："妳剛才去尿尿，尿完有沒有洗手？" 差不多就是這樣一種水平的嗆法。 <text:line-break/><text:line-break/>更不可思議的是，這樣一種什麼 "沒有好好上班" 的腦殘罪名卻幾乎變成時下年輕人或學生或比方說腦殘醫生護士們對於韓國瑜的流行指控(因為主流媒體每天就是這樣教他)。最最最最不可思議的是，當他們做出這樣一些腦殘指控時，居然充滿參天浩然正氣。 <text:line-break/><text:line-break/>總結來說，我存活在這島上半個世紀以來，最感到不可思議的是洗腦的入骨程度之不可思議，主流勢力不但可以讓大多數人說出某些特定辭彙或擁有某種特定思維，而且，不管那些辭彙或思維如何腦殘，照樣可以讓他們對之產生某種強烈的情緒。 <text:line-break/><text:line-break/>比方說，大腸花腦殘運動時，你看，周圍幾乎所有學生每個人完全一致地說著什麼 "反黑箱"。他根本說不出黑箱在哪，因為黑箱根本不存在 (服貿條例審查恐怕是立法院史上最透明、審查最嚴苛的法案)，但腦殘們依然像個壞掉的唱盤那樣，不斷覆述 "反黑箱、救民主" 這幾個詞。 <text:line-break/><text:line-break/>更不可思議的是那樣一種跡近瘋狂的激情，好像只要再慢個幾分鐘，台灣民主就完蛋了，因此必須趕緊獻身救國，激動到連自己都會被自己的救國救民偉大情操感動得痛哭流涕。 <text:line-break/><text:line-break/>我記得大腸花腦殘運動那段期間，醫院許多護士都臨時請假，因為她們連夜趕著去立法院救國救民了。這些護士，事實上連服貿兩個字怎麼寫都不知道，但她們卻激昂慷慨得又哭又笑，半夜相邀趕著去搭車北上救民主，拯救民主程序與程序正義。 <text:line-break/><text:line-break/>這些護士，有的平常與我交情不錯，但她們都不知道我其實就是她們所要打倒的共匪同路人，以為我平常之所以避談政治只是因為我不關心政治，於是對我之 "單純" 與 "冷漠"，往往充滿憐憫與不解。 <text:line-break/><text:line-break/>病識感也許很難聽，但它其實就是一種自知之明。這東西很重要，因為它是一種基本能力，讓人可以適當評價自己。一個很笨的人通常也能知道自己很笨，除非他笨到連自己笨都不知道。最不可思議的是：非常笨，卻又以為自己很聰明。這是最讓人感到訝異的一點。人怎麼可能會笨到這種地步？就比方說我絕不可能會以為自己是個舞蹈天才。 <text:line-break/><text:line-break/>可別以為我講這些很無聊，跟卡韓政變或世界和平有什麼關係？其實關係可大了。我常想，要是有一種聰明藥，吃了之後，智商至少可以增加三倍，或是瞬間可以高達我的智商打八折、開根號再乘以10，你想，洗腦還能起作用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